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d1dc8" officeooo:paragraph-rsid="000d1dc8"/>
    </style:style>
    <style:style style:name="P2" style:family="paragraph" style:parent-style-name="Preformatted_20_Text">
      <style:text-properties fo:font-weight="bold" officeooo:rsid="000d1dc8" officeooo:paragraph-rsid="000d1dc8" style:font-weight-asian="bold" style:font-weight-complex="bold"/>
    </style:style>
    <style:style style:name="P3" style:family="paragraph" style:parent-style-name="Preformatted_20_Text">
      <style:text-properties officeooo:paragraph-rsid="000e6410"/>
    </style:style>
    <style:style style:name="P4" style:family="paragraph" style:parent-style-name="Preformatted_20_Text">
      <style:text-properties officeooo:paragraph-rsid="001071d1"/>
    </style:style>
    <style:style style:name="T1" style:family="text">
      <style:text-properties officeooo:rsid="000b9725"/>
    </style:style>
    <style:style style:name="T2" style:family="text">
      <style:text-properties officeooo:rsid="001071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sion php: 8.3</text:p>
      <text:p text:style-name="P2">Symfony: 6.4</text:p>
      <text:p text:style-name="P1"/>
      <text:p text:style-name="Preformatted_20_Text"><text:s/>'query_builder' =&gt; function (EntityRepository $er) {</text:p>
      <text:p text:style-name="Preformatted_20_Text"><text:s text:c="10"/>return $er-&gt;createQueryBuilder('r')</text:p>
      <text:p text:style-name="Preformatted_20_Text"><text:s text:c="10"/>-&gt;where('r.areaIdArea!=0')</text:p>
      <text:p text:style-name="Preformatted_20_Text"><text:s text:c="10"/>-&gt;orderBy('r.nombre', 'ASC');</text:p>
      <text:p text:style-name="Preformatted_20_Text"><text:s text:c="10"/>}</text:p>
      <text:p text:style-name="Preformatted_20_Text"><text:s text:c="10"/></text:p>
      <text:p text:style-name="Preformatted_20_Text"># -----------------------CREAR proyecto ---------------------------------------</text:p>
      <text:p text:style-name="Preformatted_20_Text"/>
      <text:p text:style-name="Preformatted_20_Text">php8.3 /usr/local/bin/composer create-project symfony/skeleton:"^6.4" suimv<text:span text:style-name="T1">m</text:span></text:p>
      <text:p text:style-name="Preformatted_20_Text"/>
      <text:p text:style-name="Preformatted_20_Text">cd my_project_directory</text:p>
      <text:p text:style-name="P3">php8.3 /usr/local/bin/composer require webapp</text:p>
      <text:p text:style-name="Preformatted_20_Text"/>
      <text:p text:style-name="Preformatted_20_Text">fijarse de tener en la carpeta public el archivo .htaccess</text:p>
      <text:p text:style-name="Preformatted_20_Text"/>
      <text:p text:style-name="Preformatted_20_Text">#-----------------UNA VEZ CREADA LA BASE SE importan LAS ENTIDADES ------------------------------</text:p>
      <text:p text:style-name="Preformatted_20_Text"><text:s/>**_ si tengo enum en las entidades _**</text:p>
      <text:p text:style-name="Preformatted_20_Text"><text:s/></text:p>
      <text:p text:style-name="Preformatted_20_Text"><text:s/>en config/packages/doctrine.yaml</text:p>
      <text:p text:style-name="Preformatted_20_Text"><text:s/>debajo de url:</text:p>
      <text:p text:style-name="Preformatted_20_Text"><text:s/>mapping_types:</text:p>
      <text:p text:style-name="Preformatted_20_Text"><text:s text:c="20"/>enum: string</text:p>
      <text:p text:style-name="Preformatted_20_Text"><text:s text:c="20"/>set: string</text:p>
      <text:p text:style-name="Preformatted_20_Text"><text:s text:c="20"/>varbinary: string</text:p>
      <text:p text:style-name="Preformatted_20_Text"><text:s text:c="20"/>tinyblob: text </text:p>
      <text:p text:style-name="Preformatted_20_Text"/>
      <text:p text:style-name="Preformatted_20_Text">&gt;&gt;&gt;&gt;&gt;&gt;&gt;&gt;&gt;&gt;&gt;&gt;&gt;&gt;&gt;&gt;&gt;&gt;&gt;&gt;&gt;&gt;&gt;&gt;&gt;&gt;&gt;&gt;&gt;&gt;&gt;&gt;&gt;&gt;&gt;&gt;&gt;&gt;&gt;&gt;&gt;&gt;&gt;&gt;&gt;&gt;&gt;&gt;&gt;&gt;&gt;&gt;&gt;&gt;&gt;&gt;&gt;&gt;&gt;&gt;&gt;</text:p>
      <text:p text:style-name="Preformatted_20_Text"># -------------------- mapear entre la base de datos y symfony ------------------------</text:p>
      <text:p text:style-name="Preformatted_20_Text">php+version+ bin/console doctrine:mapping:import "App\Entity" annotation --path=src/Entity</text:p>
      <text:p text:style-name="P4">php8.3 /usr/local/<text:span text:style-name="T2">b</text:span>in/console doctrine:mapping:import "App\Entity" annotation --path=src/Entity</text:p>
      <text:p text:style-name="Preformatted_20_Text"/>
      <text:p text:style-name="Preformatted_20_Text"># -------------------- generar getter/setter --------------------------------------</text:p>
      <text:p text:style-name="Preformatted_20_Text"><text:s/>php+version+ bin/console make:entity --regenerate App</text:p>
      <text:p text:style-name="Preformatted_20_Text"/>
      <text:p text:style-name="Preformatted_20_Text"/>
      <text:p text:style-name="Preformatted_20_Text"/>
      <text:p text:style-name="Preformatted_20_Text">** Object of class App\Entity\Cliente could not be converted to string ** **_ si me sale ese error, en la entidad que me pide, coloco el atributo que quiero mostrar, Ej proveedor el nombre _**</text:p>
      <text:p text:style-name="Preformatted_20_Text"><text:s text:c="3"/>public function __toString() {</text:p>
      <text:p text:style-name="Preformatted_20_Text"><text:s text:c="8"/>return strval($this-&gt;getNombre()); }</text:p>
      <text:p text:style-name="Preformatted_20_Text"/>
      <text:p text:style-name="Preformatted_20_Text"/>
      <text:p text:style-name="Preformatted_20_Text">*** en el form para que me ordene alfabeticamente los proveedores ***</text:p>
      <text:p text:style-name="Preformatted_20_Text">-&gt;add('proveedorIdProveedor', EntityType::class, array(</text:p>
      <text:p text:style-name="Preformatted_20_Text"><text:s text:c="16"/>'required' =&gt; true,</text:p>
      <text:p text:style-name="Preformatted_20_Text"><text:s text:c="16"/>'placeholder' =&gt; 'Seleccionar Proveedor',</text:p>
      <text:p text:style-name="Preformatted_20_Text"><text:s text:c="16"/>'class' =&gt; Proveedor::class,</text:p>
      <text:p text:style-name="Preformatted_20_Text"><text:s text:c="16"/>'query_builder' =&gt; function (EntityRepository $er) {</text:p>
      <text:p text:style-name="Preformatted_20_Text"><text:s text:c="20"/>return $er-&gt;createQueryBuilder('u')</text:p>
      <text:p text:style-name="Preformatted_20_Text"><text:s text:c="24"/>-&gt;orderBy('u.nombre', 'ASC');}</text:p>
      <text:p text:style-name="Preformatted_20_Text"><text:s text:c="12"/></text:p>
      <text:p text:style-name="Preformatted_20_Text"><text:s text:c="12"/>))</text:p>
      <text:p text:style-name="Preformatted_20_Text"/>
      <text:p text:style-name="Preformatted_20_Text"/>
      <text:p text:style-name="Preformatted_20_Text"/>
      <text:p text:style-name="Preformatted_20_Text"><text:soft-page-break/>traigo el tipo </text:p>
      <text:p text:style-name="Preformatted_20_Text">-&gt;add('tipo', EntityType::class,[</text:p>
      <text:p text:style-name="Preformatted_20_Text"><text:s text:c="12"/>'class' =&gt; Tipo::class, </text:p>
      <text:p text:style-name="Preformatted_20_Text"><text:s text:c="16"/>'label' =&gt; 'Tipo',</text:p>
      <text:p text:style-name="Preformatted_20_Text"><text:s text:c="16"/>'choice_label' =&gt; 'nombreTipo',</text:p>
      <text:p text:style-name="Preformatted_20_Text"><text:s text:c="16"/>'mapped' =&gt; false</text:p>
      <text:p text:style-name="Preformatted_20_Text"><text:s text:c="16"/>])</text:p>
      <text:p text:style-name="Preformatted_20_Text"/>
      <text:p text:style-name="Preformatted_20_Text"># -------------CREAR CRUD--------</text:p>
      <text:p text:style-name="Preformatted_20_Text">php bin/console make:crud</text:p>
      <text:p text:style-name="Preformatted_20_Text"/>
      <text:p text:style-name="Preformatted_20_Text">te pide el nombre de la clase al que le queremos </text:p>
      <text:p text:style-name="Preformatted_20_Text">te hace elegir el nombre para el controller</text:p>
      <text:p text:style-name="Preformatted_20_Text"/>
      <text:p text:style-name="Preformatted_20_Text"/>
      <text:p text:style-name="Preformatted_20_Text"># -----------Instalacion para uso de javascript ----</text:p>
      <text:p text:style-name="Preformatted_20_Text">composer require symfony/webpack-encore-bundle</text:p>
      <text:p text:style-name="Preformatted_20_Text"/>
      <text:p text:style-name="Preformatted_20_Text">npm install</text:p>
      <text:p text:style-name="Preformatted_20_Text"/>
      <text:p text:style-name="Preformatted_20_Text"/>
      <text:p text:style-name="Preformatted_20_Text">npm run dev **_( cuando cambio y quiero que actualice manualmente)_** </text:p>
      <text:p text:style-name="Preformatted_20_Text"/>
      <text:p text:style-name="Preformatted_20_Text">**_( o : )_** </text:p>
      <text:p text:style-name="Preformatted_20_Text"/>
      <text:p text:style-name="Preformatted_20_Text">npm run watch **_(va actualizando constantemente)_**</text:p>
      <text:p text:style-name="Preformatted_20_Text"/>
      <text:p text:style-name="Preformatted_20_Text"># ------------- Ejemplo funcion de comunicacion entre js y php</text:p>
      <text:p text:style-name="Preformatted_20_Text"/>
      <text:p text:style-name="Preformatted_20_Text">**_ esto en el twig o front o donde vaya el script _**</text:p>
      <text:p text:style-name="Preformatted_20_Text"/>
      <text:p text:style-name="Preformatted_20_Text">$('#bien_tipo').change(function(){ // <text:s/>cuando cambia la seleccion del boton de tipo </text:p>
      <text:p text:style-name="Preformatted_20_Text"><text:s text:c="2"/></text:p>
      <text:p text:style-name="Preformatted_20_Text"><text:s text:c="3"/>// <text:s text:c="3"/>$('#bien_tipo').val() aca tengo el id de la seleccion del tipo</text:p>
      <text:p text:style-name="Preformatted_20_Text">let tipo = $('#bien_tipo').val(); //guardo el valor de la seleccion en una variable</text:p>
      <text:p text:style-name="Preformatted_20_Text">var url = <text:s/>'ramas/tipo/'+tipo; <text:s/>//que llame a la url con el id que tiene guardado de la seleccion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fetch(url, {</text:p>
      <text:p text:style-name="Preformatted_20_Text"><text:s text:c="8"/>method: 'GET',</text:p>
      <text:p text:style-name="Preformatted_20_Text"><text:s text:c="8"/>params: JSON.stringify(tipo), // data can be `string` or {object}! el dato que le paso al php</text:p>
      <text:p text:style-name="Preformatted_20_Text"><text:s text:c="8"/>headers:{</text:p>
      <text:p text:style-name="Preformatted_20_Text"><text:s text:c="4"/>'Content-Type': 'application/json'</text:p>
      <text:p text:style-name="Preformatted_20_Text"><text:s text:c="16"/>}</text:p>
      <text:p text:style-name="Preformatted_20_Text"><text:s text:c="4"/>})</text:p>
      <text:p text:style-name="Preformatted_20_Text"><text:s text:c="2"/>.then(response =&gt; response.json())</text:p>
      <text:p text:style-name="Preformatted_20_Text">.catch(error =&gt; console.error('Error:', error))</text:p>
      <text:p text:style-name="Preformatted_20_Text">.then(response =&gt; actualizarRama(response)); // esto me devuelve el cambio de tipo y llamo a la funcion actualizar rama para que cargue las ramas</text:p>
      <text:p text:style-name="Preformatted_20_Text"/>
      <text:p text:style-name="Preformatted_20_Text">});</text:p>
      <text:p text:style-name="Preformatted_20_Text"/>
      <text:p text:style-name="Preformatted_20_Text"/>
      <text:p text:style-name="Preformatted_20_Text">function actualizarRama(ramas) { <text:s text:c="3"/>//ramas es lo que tengo en response</text:p>
      <text:p text:style-name="Preformatted_20_Text"><text:s text:c="6"/>$('#bien_ramaIdRama').empty(); //la vacia</text:p>
      <text:p text:style-name="Preformatted_20_Text"><text:s text:c="6"/>$('#bien_ramaIdRama').append($('&lt;option value=""&gt;Seleccione rama&lt;/option&gt;')); <text:s/>//</text:p>
      <text:p text:style-name="Preformatted_20_Text"><text:s text:c="4"/>//console.log(temas);</text:p>
      <text:p text:style-name="Preformatted_20_Text"><text:soft-page-break/><text:s text:c="3"/>if (typeof ramas !== "undefined") { //verifica que no este indefinido</text:p>
      <text:p text:style-name="Preformatted_20_Text"><text:s text:c="4"/>ramas.forEach((rama)=&gt;{ //por cada rama</text:p>
      <text:p text:style-name="Preformatted_20_Text"><text:s text:c="8"/>//console.log(rama.rama); los nombres de cada rama</text:p>
      <text:p text:style-name="Preformatted_20_Text"><text:s text:c="9"/>$('#bien_ramaIdRama').append($('&lt;option value="' + rama.idRama + '" &gt;' + rama.rama + '&lt;/option&gt;')); //agrega cada opcion al select</text:p>
      <text:p text:style-name="Preformatted_20_Text"><text:s text:c="6"/></text:p>
      <text:p text:style-name="Preformatted_20_Text"><text:s text:c="24"/>});</text:p>
      <text:p text:style-name="Preformatted_20_Text"><text:s text:c="7"/></text:p>
      <text:p text:style-name="Preformatted_20_Text"><text:s text:c="4"/>}</text:p>
      <text:p text:style-name="Preformatted_20_Text"/>
      <text:p text:style-name="Preformatted_20_Text"><text:s text:c="3"/></text:p>
      <text:p text:style-name="Preformatted_20_Text"><text:s text:c="29"/>}</text:p>
      <text:p text:style-name="Preformatted_20_Text"/>
      <text:p text:style-name="Preformatted_20_Text">**_ esto en php en el controllador de la entidad _**</text:p>
      <text:p text:style-name="Preformatted_20_Text"/>
      <text:p text:style-name="Preformatted_20_Text"><text:s/>/**</text:p>
      <text:p text:style-name="Preformatted_20_Text"><text:s text:c="5"/>* devuelve las ramas asociadas al tipo</text:p>
      <text:p text:style-name="Preformatted_20_Text"><text:s text:c="5"/>* </text:p>
      <text:p text:style-name="Preformatted_20_Text"><text:s text:c="5"/>* @param Request $request Solicitud</text:p>
      <text:p text:style-name="Preformatted_20_Text"><text:s text:c="5"/>* @param EntityManagerInterface $entityManager Entity Manager</text:p>
      <text:p text:style-name="Preformatted_20_Text"><text:s text:c="5"/>* @param ManagerRegistry $doctrine </text:p>
      <text:p text:style-name="Preformatted_20_Text"><text:s text:c="5"/>* </text:p>
      <text:p text:style-name="Preformatted_20_Text"><text:s text:c="5"/>* @return Response Objeto JsonResponse</text:p>
      <text:p text:style-name="Preformatted_20_Text"><text:s text:c="5"/>*/</text:p>
      <text:p text:style-name="Preformatted_20_Text"><text:s text:c="4"/>#[Route('/ramas/tipo/{idTipo}', name: 'app_ramas_de_tipo', methods: ['GET'], requirements:['idTipo'=&gt;'\d+'])] </text:p>
      <text:p text:style-name="Preformatted_20_Text"><text:s text:c="4"/>public function ramasTipo(Request $request,$idTipo,EntityManagerInterface $entityManager,ManagerRegistry $doctrine): Response </text:p>
      <text:p text:style-name="Preformatted_20_Text"><text:s text:c="4"/>{</text:p>
      <text:p text:style-name="Preformatted_20_Text"><text:s text:c="5"/>$ramas= $entityManager-&gt;getRepository(Rama::class)-&gt;findBy(['tipoIdTipo' =&gt; $idTipo ]); <text:s text:c="3"/>//idTipo es lo que recibo como parametro</text:p>
      <text:p text:style-name="Preformatted_20_Text"><text:s text:c="8"/></text:p>
      <text:p text:style-name="Preformatted_20_Text"><text:s text:c="7"/>return $this-&gt;json($ramas);</text:p>
      <text:p text:style-name="Preformatted_20_Text"><text:s text:c="4"/>}</text:p>
      <text:p text:style-name="Preformatted_20_Text"/>
      <text:p text:style-name="Preformatted_20_Text"/>
      <text:p text:style-name="Preformatted_20_Text"># ------------- install TCPDF Bundle</text:p>
      <text:p text:style-name="Preformatted_20_Text">composer require qipsius/tcpdf-bundle</text:p>
      <text:p text:style-name="Preformatted_20_Text"/>
      <text:p text:style-name="Preformatted_20_Text"/>
      <text:p text:style-name="Preformatted_20_Text"># ------------- volver todo atras</text:p>
      <text:p text:style-name="Preformatted_20_Text">git reset --hard</text:p>
      <text:p text:style-name="Preformatted_20_Text"/>
      <text:p text:style-name="Preformatted_20_Text"># -------------------- User Login y toda su logica --------------------------------------</text:p>
      <text:p text:style-name="Preformatted_20_Text">composer require symfony/security-bundle</text:p>
      <text:p text:style-name="Preformatted_20_Text"/>
      <text:p text:style-name="Preformatted_20_Text">php bin/console make:user **_ si no esta la clase usuario <text:s/>_**</text:p>
      <text:p text:style-name="Preformatted_20_Text"/>
      <text:p text:style-name="Preformatted_20_Text">**_ Si ya esta el usuario creado fijarse que tenga _**</text:p>
      <text:p text:style-name="Preformatted_20_Text">use App\Repository\UserRepository;</text:p>
      <text:p text:style-name="Preformatted_20_Text">use Symfony\Component\Security\Core\User\PasswordAuthenticatedUserInterface;</text:p>
      <text:p text:style-name="Preformatted_20_Text">use Symfony\Component\Security\Core\User\UserInterface; </text:p>
      <text:p text:style-name="Preformatted_20_Text"/>
      <text:p text:style-name="Preformatted_20_Text">**</text:p>
      <text:p text:style-name="Preformatted_20_Text"><text:s/>* @ORM\Entity(repositoryClass=UserRepository::class)</text:p>
      <text:p text:style-name="Preformatted_20_Text"><text:s/>*/</text:p>
      <text:p text:style-name="Preformatted_20_Text">class User implements UserInterface, PasswordAuthenticatedUserInterface</text:p>
      <text:p text:style-name="Preformatted_20_Text">{</text:p>
      <text:p text:style-name="Preformatted_20_Text"/>
      <text:p text:style-name="Preformatted_20_Text"><text:s text:c="3"/>/**</text:p>
      <text:p text:style-name="Preformatted_20_Text"><text:s text:c="5"/>* @ORM\Column(type="json")</text:p>
      <text:p text:style-name="Preformatted_20_Text"><text:s text:c="5"/>*/</text:p>
      <text:p text:style-name="Preformatted_20_Text"><text:s text:c="4"/>private $roles = [];</text:p>
      <text:p text:style-name="Preformatted_20_Text"><text:soft-page-break/></text:p>
      <text:p text:style-name="Preformatted_20_Text"><text:s text:c="4"/>/**</text:p>
      <text:p text:style-name="Preformatted_20_Text"><text:s text:c="5"/>* The public representation of the user (e.g. a username, an email address, etc.)</text:p>
      <text:p text:style-name="Preformatted_20_Text"><text:s text:c="5"/>*</text:p>
      <text:p text:style-name="Preformatted_20_Text"><text:s text:c="5"/>* @see UserInterface</text:p>
      <text:p text:style-name="Preformatted_20_Text"><text:s text:c="5"/>*/</text:p>
      <text:p text:style-name="Preformatted_20_Text"><text:s text:c="4"/>public function getUserIdentifier(): string</text:p>
      <text:p text:style-name="Preformatted_20_Text"><text:s text:c="4"/>{</text:p>
      <text:p text:style-name="Preformatted_20_Text"><text:s text:c="8"/>return (string) $this-&gt;username; <text:s text:c="2"/></text:p>
      <text:p text:style-name="Preformatted_20_Text"><text:s text:c="4"/>}</text:p>
      <text:p text:style-name="Preformatted_20_Text"/>
      <text:p text:style-name="Preformatted_20_Text"><text:s text:c="6"/>/**</text:p>
      <text:p text:style-name="Preformatted_20_Text"><text:s text:c="5"/>* Returning a salt is only needed, if you are not using a modern</text:p>
      <text:p text:style-name="Preformatted_20_Text"><text:s text:c="5"/>* hashing algorithm (e.g. bcrypt or sodium) in your security.yaml.</text:p>
      <text:p text:style-name="Preformatted_20_Text"><text:s text:c="5"/>*</text:p>
      <text:p text:style-name="Preformatted_20_Text"><text:s text:c="5"/>* @see UserInterface</text:p>
      <text:p text:style-name="Preformatted_20_Text"><text:s text:c="5"/>*/</text:p>
      <text:p text:style-name="Preformatted_20_Text"><text:s text:c="4"/>public function getSalt(): ?string</text:p>
      <text:p text:style-name="Preformatted_20_Text"><text:s text:c="4"/>{</text:p>
      <text:p text:style-name="Preformatted_20_Text"><text:s text:c="8"/>return null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@see UserInterface</text:p>
      <text:p text:style-name="Preformatted_20_Text"><text:s text:c="5"/>*/</text:p>
      <text:p text:style-name="Preformatted_20_Text"><text:s text:c="4"/>public function eraseCredentials()</text:p>
      <text:p text:style-name="Preformatted_20_Text"><text:s text:c="4"/>{</text:p>
      <text:p text:style-name="Preformatted_20_Text"><text:s text:c="8"/>// If you store any temporary, sensitive data on the user, clear it here</text:p>
      <text:p text:style-name="Preformatted_20_Text"><text:s text:c="8"/>// $this-&gt;plainPassword = null;</text:p>
      <text:p text:style-name="Preformatted_20_Text"><text:s text:c="4"/>}</text:p>
      <text:p text:style-name="Preformatted_20_Text"/>
      <text:p text:style-name="Preformatted_20_Text"><text:s text:c="2"/>**_ al vencerse la sesion que redirija al login _**</text:p>
      <text:p text:style-name="Preformatted_20_Text"/>
      <text:p text:style-name="Preformatted_20_Text"/>
      <text:p text:style-name="Preformatted_20_Text"><text:s text:c="3"/>access_control: <text:s text:c="4"/>**_( en el security.yml)_** </text:p>
      <text:p text:style-name="Preformatted_20_Text"><text:s text:c="8"/>- { path: ^/login, roles: IS_AUTHENTICATED_ANONYMOUSLY }</text:p>
      <text:p text:style-name="Preformatted_20_Text"><text:s text:c="8"/>- { path: ^/denegado, roles: IS_AUTHENTICATED_ANONYMOUSLY }</text:p>
      <text:p text:style-name="Preformatted_20_Text"><text:s text:c="8"/>- { path: ^/, roles: IS_AUTHENTICATED }</text:p>
      <text:p text:style-name="Preformatted_20_Text"/>
      <text:p text:style-name="Preformatted_20_Text"><text:s text:c="2"/>**_ <text:s/>y todo lo que faltes arreglarlo con el de getters y setters ja _**</text:p>
      <text:p text:style-name="Preformatted_20_Text"/>
      <text:p text:style-name="Preformatted_20_Text"><text:s/>**_ crear un UserRepository _**</text:p>
      <text:p text:style-name="Preformatted_20_Text">&lt;?php</text:p>
      <text:p text:style-name="Preformatted_20_Text"/>
      <text:p text:style-name="Preformatted_20_Text">namespace App\Repository;</text:p>
      <text:p text:style-name="Preformatted_20_Text"/>
      <text:p text:style-name="Preformatted_20_Text">use App\Entity\User;</text:p>
      <text:p text:style-name="Preformatted_20_Text">use Doctrine\Bundle\DoctrineBundle\Repository\ServiceEntityRepository;</text:p>
      <text:p text:style-name="Preformatted_20_Text">use Doctrine\Persistence\ManagerRegistry;</text:p>
      <text:p text:style-name="Preformatted_20_Text">use Symfony\Bridge\Doctrine\Security\User\UserLoaderInterface;</text:p>
      <text:p text:style-name="Preformatted_20_Text"/>
      <text:p text:style-name="Preformatted_20_Text"/>
      <text:p text:style-name="Preformatted_20_Text">class UserRepository extends ServiceEntityRepository implements UserLoaderInterface</text:p>
      <text:p text:style-name="Preformatted_20_Text">{</text:p>
      <text:p text:style-name="Preformatted_20_Text"><text:s text:c="4"/>public function __construct(ManagerRegistry $registry)</text:p>
      <text:p text:style-name="Preformatted_20_Text"><text:s text:c="4"/>{</text:p>
      <text:p text:style-name="Preformatted_20_Text"><text:s text:c="8"/>parent::__construct($registry, User::class);</text:p>
      <text:p text:style-name="Preformatted_20_Text"><text:s text:c="4"/>}</text:p>
      <text:p text:style-name="Preformatted_20_Text"/>
      <text:p text:style-name="Preformatted_20_Text"/>
      <text:p text:style-name="Preformatted_20_Text"><text:s text:c="4"/>public function loadUserByIdentifier(string $usernameOrEmail): ?User</text:p>
      <text:p text:style-name="Preformatted_20_Text"><text:s text:c="4"/>{</text:p>
      <text:p text:style-name="Preformatted_20_Text"><text:soft-page-break/><text:s text:c="8"/>$entityManager = $this-&gt;getEntityManager();</text:p>
      <text:p text:style-name="Preformatted_20_Text"/>
      <text:p text:style-name="Preformatted_20_Text"><text:s text:c="8"/>return $entityManager-&gt;createQuery(</text:p>
      <text:p text:style-name="Preformatted_20_Text"><text:s text:c="16"/>'SELECT u</text:p>
      <text:p text:style-name="Preformatted_20_Text"><text:s text:c="16"/>FROM App\Entity\User u</text:p>
      <text:p text:style-name="Preformatted_20_Text"><text:s text:c="16"/>WHERE u.username = :query</text:p>
      <text:p text:style-name="Preformatted_20_Text"><text:s text:c="16"/>OR u.email = :query'</text:p>
      <text:p text:style-name="Preformatted_20_Text"><text:s text:c="12"/>)</text:p>
      <text:p text:style-name="Preformatted_20_Text"><text:s text:c="12"/>-&gt;setParameter('query', $usernameOrEmail)</text:p>
      <text:p text:style-name="Preformatted_20_Text"><text:s text:c="12"/>-&gt;getOneOrNullResult();</text:p>
      <text:p text:style-name="Preformatted_20_Text"><text:s text:c="4"/>}</text:p>
      <text:p text:style-name="Preformatted_20_Text"/>
      <text:p text:style-name="Preformatted_20_Text"><text:s text:c="4"/>/** @deprecated since Symfony 5.3 */</text:p>
      <text:p text:style-name="Preformatted_20_Text"><text:s text:c="4"/>public function loadUserByUsername(string $usernameOrEmail): ?User</text:p>
      <text:p text:style-name="Preformatted_20_Text"><text:s text:c="4"/>{</text:p>
      <text:p text:style-name="Preformatted_20_Text"><text:s text:c="8"/>return $this-&gt;loadUserByIdentifier($usernameOrEmail);</text:p>
      <text:p text:style-name="Preformatted_20_Text"><text:s text:c="4"/>}</text:p>
      <text:p text:style-name="Preformatted_20_Text">}</text:p>
      <text:p text:style-name="Preformatted_20_Text"/>
      <text:p text:style-name="Preformatted_20_Text">**_ en la terminal __**</text:p>
      <text:p text:style-name="Preformatted_20_Text">php bin/console make:controller Login</text:p>
      <text:p text:style-name="Preformatted_20_Text"/>
      <text:p text:style-name="Preformatted_20_Text"/>
      <text:p text:style-name="Preformatted_20_Text"># ------------------- scrip de filtro para tabla <text:s/>-------------</text:p>
      <text:p text:style-name="Preformatted_20_Text"/>
      <text:p text:style-name="Preformatted_20_Text">**_arriba del titulo __**</text:p>
      <text:p text:style-name="Preformatted_20_Text"/>
      <text:p text:style-name="Preformatted_20_Text">&lt;div class="container-fluid"&gt;</text:p>
      <text:p text:style-name="Preformatted_20_Text">&lt;div class="row"&gt;</text:p>
      <text:p text:style-name="Preformatted_20_Text"/>
      <text:p text:style-name="Preformatted_20_Text">acordarse de cerrarlo abajo de todo, donde termina la tabla</text:p>
      <text:p text:style-name="Preformatted_20_Text"/>
      <text:p text:style-name="Preformatted_20_Text">**_ el box __**</text:p>
      <text:p text:style-name="Preformatted_20_Text"><text:s/>&lt;input id="buscar" type="text" class="form-control" placeholder="Escriba algo para filtrar" /&gt;</text:p>
      <text:p text:style-name="Preformatted_20_Text"/>
      <text:p text:style-name="Preformatted_20_Text">**_ cuando la tabla inicia poner este nombre __**</text:p>
      <text:p text:style-name="Preformatted_20_Text">&lt;table id="tabla" class="table table-striped"&gt;</text:p>
      <text:p text:style-name="Preformatted_20_Text"/>
      <text:p text:style-name="Preformatted_20_Text">**_ este es el scrip __**</text:p>
      <text:p text:style-name="Preformatted_20_Text">var busqueda = document.getElementById('buscar');</text:p>
      <text:p text:style-name="Preformatted_20_Text"><text:s text:c="4"/>var table = document.getElementById("tabla").tBodies[0];</text:p>
      <text:p text:style-name="Preformatted_20_Text"/>
      <text:p text:style-name="Preformatted_20_Text"><text:s text:c="4"/>buscaTabla = function(){</text:p>
      <text:p text:style-name="Preformatted_20_Text"><text:s text:c="6"/>texto = busqueda.value.toLowerCase();</text:p>
      <text:p text:style-name="Preformatted_20_Text"><text:s text:c="6"/>var r=0;</text:p>
      <text:p text:style-name="Preformatted_20_Text"><text:s text:c="6"/>while(row = table.rows[r++])</text:p>
      <text:p text:style-name="Preformatted_20_Text"><text:s text:c="6"/>{</text:p>
      <text:p text:style-name="Preformatted_20_Text"><text:s text:c="8"/>if ( row.innerText.toLowerCase().indexOf(texto) !== -1 )</text:p>
      <text:p text:style-name="Preformatted_20_Text"><text:s text:c="10"/>row.style.display = null;</text:p>
      <text:p text:style-name="Preformatted_20_Text"><text:s text:c="8"/>else</text:p>
      <text:p text:style-name="Preformatted_20_Text"><text:s text:c="10"/>row.style.display = 'none';</text:p>
      <text:p text:style-name="Preformatted_20_Text"><text:s text:c="6"/>}</text:p>
      <text:p text:style-name="Preformatted_20_Text"><text:s text:c="4"/>}</text:p>
      <text:p text:style-name="Preformatted_20_Text"/>
      <text:p text:style-name="Preformatted_20_Text"><text:s text:c="4"/>busqueda.addEventListener('keyup', buscaTabla);</text:p>
      <text:p text:style-name="Preformatted_20_Text"/>
      <text:p text:style-name="Preformatted_20_Text"><text:s text:c="2"/># ----------------------- si me sale error que falta algo del comoposer o no anda la instalacion etc</text:p>
      <text:p text:style-name="Preformatted_20_Text"><text:s text:c="2"/>/var/www/html/inventario_bienesv2$ php8.1 /usr/local/bin/composer install</text:p>
      <text:p text:style-name="Preformatted_20_Text"><text:s text:c="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5T14:10:25.270050182</dc:date>
    <meta:editing-duration>PT31M31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5" meta:paragraph-count="221" meta:word-count="951" meta:character-count="8853" meta:non-whitespace-character-count="7035"/>
  </office:meta>
</office:document-meta>
</file>